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in" fo:margin-bottom="0.1965in" style:contextual-spacing="false" style:writing-mode="lr-tb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Text_20_body" style:list-style-name="L18"/>
    <style:style style:name="P24" style:family="paragraph" style:parent-style-name="Text_20_body" style:list-style-name="L19"/>
    <style:style style:name="P25" style:family="paragraph" style:parent-style-name="Text_20_body" style:list-style-name="L20"/>
    <style:style style:name="P26" style:family="paragraph" style:parent-style-name="Text_20_body" style:list-style-name="L21"/>
    <style:style style:name="P27" style:family="paragraph" style:parent-style-name="Text_20_body" style:list-style-name="L22"/>
    <style:style style:name="P28" style:family="paragraph" style:parent-style-name="Text_20_body" style:list-style-name="L23"/>
    <style:style style:name="P29" style:family="paragraph" style:parent-style-name="Text_20_body" style:list-style-name="L24"/>
    <style:style style:name="P30" style:family="paragraph" style:parent-style-name="Text_20_body" style:list-style-name="L25"/>
    <style:style style:name="P31" style:family="paragraph" style:parent-style-name="Text_20_body" style:list-style-name="L26"/>
    <style:style style:name="P32" style:family="paragraph" style:parent-style-name="Text_20_body" style:list-style-name="L27"/>
    <style:style style:name="P33" style:family="paragraph" style:parent-style-name="Text_20_body" style:list-style-name="L28"/>
    <style:style style:name="P34" style:family="paragraph" style:parent-style-name="Text_20_body" style:list-style-name="L29"/>
    <style:style style:name="P35" style:family="paragraph" style:parent-style-name="Text_20_body" style:list-style-name="L30"/>
    <style:style style:name="P36" style:family="paragraph" style:parent-style-name="Text_20_body" style:list-style-name="L31"/>
    <style:style style:name="P37" style:family="paragraph" style:parent-style-name="Text_20_body" style:list-style-name="L32"/>
    <style:style style:name="P38" style:family="paragraph" style:parent-style-name="Text_20_body" style:list-style-name="L33"/>
    <style:style style:name="P39" style:family="paragraph" style:parent-style-name="Text_20_body" style:list-style-name="L34"/>
    <style:style style:name="P40" style:family="paragraph" style:parent-style-name="Text_20_body" style:list-style-name="L35"/>
    <style:style style:name="P41" style:family="paragraph" style:parent-style-name="Text_20_body" style:list-style-name="L36"/>
    <style:style style:name="P42" style:family="paragraph" style:parent-style-name="Text_20_body" style:list-style-name="L37"/>
    <style:style style:name="P43" style:family="paragraph" style:parent-style-name="Text_20_body" style:list-style-name="L38"/>
    <style:style style:name="P44" style:family="paragraph" style:parent-style-name="Text_20_body" style:list-style-name="L39"/>
    <style:style style:name="P45" style:family="paragraph" style:parent-style-name="Text_20_body" style:list-style-name="L40"/>
    <style:style style:name="P46" style:family="paragraph" style:parent-style-name="Text_20_body" style:list-style-name="L41"/>
    <style:style style:name="P47" style:family="paragraph" style:parent-style-name="Text_20_body" style:list-style-name="L42"/>
    <style:style style:name="P48" style:family="paragraph" style:parent-style-name="Text_20_body" style:list-style-name="L43"/>
    <style:style style:name="P49" style:family="paragraph" style:parent-style-name="Text_20_body" style:list-style-name="L44"/>
    <style:style style:name="P50" style:family="paragraph" style:parent-style-name="Text_20_body" style:list-style-name="L4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llect_temp.py – Baseline Requirements </text:h>
      <text:h text:style-name="Heading_20_2" text:outline-level="2">1. Purpose</text:h>
      <text:p text:style-name="Text_20_body"><text:span text:style-name="Source_20_Text">collect_temp.py</text:span> is a Python-based temperature data collector designed to run on a Raspberry Pi Zero 2. It:</text:p>
      <text:list text:style-name="L22">
        <text:list-item>
          <text:p text:style-name="P27">Periodically acquires temperature measurements from DS18B20 1-Wire sensors on two GPIO-based buses.</text:p>
        </text:list-item>
        <text:list-item>
          <text:p text:style-name="P27">Buffers data and outputs it to one or more destinations:</text:p>
          <text:list>
            <text:list-item>
              <text:p text:style-name="P27">Console debug</text:p>
            </text:list-item>
            <text:list-item>
              <text:p text:style-name="P27">SQLite database</text:p>
            </text:list-item>
            <text:list-item>
              <text:p text:style-name="P27">MQTT broker</text:p>
            </text:list-item>
          </text:list>
        </text:list-item>
        <text:list-item>
          <text:p text:style-name="P27">Uses aligned, deterministic timing for acquisition and flush cycles.</text:p>
        </text:list-item>
      </text:list>
      <text:p text:style-name="Text_20_body">This document represents the authoritative requirements baseline derived directly from the current working implementation.</text:p>
      <text:p text:style-name="Horizontal_20_Line"/>
      <text:h text:style-name="Heading_20_2" text:outline-level="2">2. Hardware &amp; OS Assumptions</text:h>
      <text:list text:style-name="L23">
        <text:list-item>
          <text:p text:style-name="P28"><text:span text:style-name="Strong_20_Emphasis">Platform:</text:span> Raspberry Pi Zero 2</text:p>
        </text:list-item>
        <text:list-item>
          <text:p text:style-name="P28"><text:span text:style-name="Strong_20_Emphasis">OS:</text:span> Linux with 1-Wire support enabled</text:p>
        </text:list-item>
        <text:list-item>
          <text:p text:style-name="P28"><text:span text:style-name="Strong_20_Emphasis">1-Wire overlay configuration:</text:span></text:p>
          <text:list>
            <text:list-item>
              <text:p text:style-name="P28">Two <text:span text:style-name="Source_20_Text">dtoverlay=w1-gpio</text:span> instances</text:p>
            </text:list-item>
            <text:list-item>
              <text:p text:style-name="P28">GPIO pins are fixed and static</text:p>
            </text:list-item>
          </text:list>
        </text:list-item>
        <text:list-item>
          <text:p text:style-name="P28"><text:span text:style-name="Strong_20_Emphasis">Expected sysfs paths:</text:span></text:p>
          <text:list>
            <text:list-item>
              <text:p text:style-name="P28"><text:span text:style-name="Source_20_Text">/sys/bus/w1/devices/w1_bus_master1</text:span></text:p>
            </text:list-item>
            <text:list-item>
              <text:p text:style-name="P28"><text:span text:style-name="Source_20_Text">/sys/bus/w1/devices/w1_bus_master2</text:span></text:p>
            </text:list-item>
          </text:list>
        </text:list-item>
      </text:list>
      <text:p text:style-name="Text_20_body"><text:span text:style-name="Strong_20_Emphasis">Note:</text:span> Hardware configuration is assumed static during runtime.</text:p>
      <text:p text:style-name="Horizontal_20_Line"/>
      <text:h text:style-name="Heading_20_2" text:outline-level="2">3. Sensors</text:h>
      <text:list text:style-name="L24">
        <text:list-item>
          <text:p text:style-name="P29"><text:span text:style-name="Strong_20_Emphasis">Type:</text:span> DS18B20</text:p>
        </text:list-item>
        <text:list-item>
          <text:p text:style-name="P29">Identified by unique 1-Wire serial numbers (<text:span text:style-name="Source_20_Text">28-xxxxxxxxxxxx</text:span>)</text:p>
        </text:list-item>
        <text:list-item>
          <text:p text:style-name="P29"><text:soft-page-break/>Sensors may appear on either bus</text:p>
        </text:list-item>
        <text:list-item>
          <text:p text:style-name="P29">Discovery occurs once at startup</text:p>
        </text:list-item>
        <text:list-item>
          <text:p text:style-name="P29">Invalid readings are recorded as <text:span text:style-name="Source_20_Text">None</text:span></text:p>
        </text:list-item>
        <text:list-item>
          <text:p text:style-name="P29"><text:span text:style-name="Strong_20_Emphasis">Sensor names:</text:span></text:p>
          <text:list>
            <text:list-item>
              <text:p text:style-name="P29">Loaded from <text:span text:style-name="Source_20_Text">sensors.cfg</text:span> if known</text:p>
            </text:list-item>
            <text:list-item>
              <text:p text:style-name="P29">Otherwise, assigned as <text:span text:style-name="Source_20_Text">unknownN</text:span></text:p>
            </text:list-item>
          </text:list>
        </text:list-item>
        <text:list-item>
          <text:p text:style-name="P29">Sensor names are used as <text:span text:style-name="Strong_20_Emphasis">keys</text:span> in records, DB columns, and MQTT payloads</text:p>
        </text:list-item>
      </text:list>
      <text:p text:style-name="Horizontal_20_Line"/>
      <text:h text:style-name="Heading_20_2" text:outline-level="2">4. Discovery Behavior</text:h>
      <text:list text:style-name="L25">
        <text:list-item>
          <text:p text:style-name="P30">Startup scans both 1-Wire bus directories</text:p>
        </text:list-item>
        <text:list-item>
          <text:p text:style-name="P30">Any entry beginning with <text:span text:style-name="Source_20_Text">28-</text:span> is treated as a valid sensor</text:p>
        </text:list-item>
        <text:list-item>
          <text:p text:style-name="P30">Global sensor map constructed as:</text:p>
        </text:list-item>
      </text:list>
      <text:p text:style-name="P3"><text:span text:style-name="Source_20_Text">serial → {"name": &lt;sensor_name&gt;, "bus": &lt;bus_path&gt;}</text:span></text:p>
      <text:list text:style-name="L26">
        <text:list-item>
          <text:p text:style-name="P31">When <text:span text:style-name="Source_20_Text">DEBUG = True</text:span>, discovery prints:</text:p>
          <text:list>
            <text:list-item>
              <text:p text:style-name="P31">Bus name and path</text:p>
            </text:list-item>
            <text:list-item>
              <text:p text:style-name="P31">Each sensor found per bus with assigned name</text:p>
            </text:list-item>
            <text:list-item>
              <text:p text:style-name="P31">Final count of total sensors discovered</text:p>
            </text:list-item>
          </text:list>
        </text:list-item>
        <text:list-item>
          <text:p text:style-name="P31">Discovery is silent when <text:span text:style-name="Source_20_Text">DEBUG = False</text:span></text:p>
        </text:list-item>
        <text:list-item>
          <text:p text:style-name="P31"><text:span text:style-name="Source_20_Text">sensors.cfg</text:span> is updated with newly discovered sensor names</text:p>
        </text:list-item>
      </text:list>
      <text:p text:style-name="Horizontal_20_Line"/>
      <text:h text:style-name="Heading_20_2" text:outline-level="2">5. Timing Model</text:h>
      <text:h text:style-name="Heading_20_3" text:outline-level="3">5.1 Read Timing</text:h>
      <text:list text:style-name="L27">
        <text:list-item>
          <text:p text:style-name="P32"><text:span text:style-name="Source_20_Text">READ_RATE</text:span> defines acquisition interval (seconds)</text:p>
        </text:list-item>
        <text:list-item>
          <text:p text:style-name="P32">Acquisition is <text:span text:style-name="Strong_20_Emphasis">epoch-aligned</text:span> using modulo arithmetic</text:p>
        </text:list-item>
        <text:list-item>
          <text:p text:style-name="P32">At startup, program waits until next alignment boundary</text:p>
        </text:list-item>
        <text:list-item>
          <text:p text:style-name="P32">Acquisition cycle:</text:p>
          <text:list>
            <text:list-item>
              <text:p text:style-name="P32">Record trigger epoch (Unix timestamp)</text:p>
            </text:list-item>
            <text:list-item>
              <text:p text:style-name="P32">Issue Convert-T trigger to all buses</text:p>
            </text:list-item>
            <text:list-item>
              <text:p text:style-name="P32"><text:soft-page-break/>Wait fixed conversion delay (<text:span text:style-name="Source_20_Text">CONVERSION_DELAY = 0.9 s</text:span>)</text:p>
            </text:list-item>
            <text:list-item>
              <text:p text:style-name="P32">Read all sensor values</text:p>
            </text:list-item>
          </text:list>
        </text:list-item>
      </text:list>
      <text:h text:style-name="Heading_20_3" text:outline-level="3">5.2 Conversion</text:h>
      <text:list text:style-name="L28">
        <text:list-item>
          <text:p text:style-name="P33">All buses with sensors are triggered sequentially</text:p>
        </text:list-item>
        <text:list-item>
          <text:p text:style-name="P33">Single fixed delay after trigger used before reading sensors</text:p>
        </text:list-item>
      </text:list>
      <text:h text:style-name="Heading_20_3" text:outline-level="3">5.3 Write Timing</text:h>
      <text:list text:style-name="L29">
        <text:list-item>
          <text:p text:style-name="P34"><text:span text:style-name="Source_20_Text">WRITE_RATE</text:span> defines flush interval for buffered records</text:p>
        </text:list-item>
        <text:list-item>
          <text:p text:style-name="P34">Flush occurs in blocks of <text:span text:style-name="Source_20_Text">WRITE_RATE / READ_RATE</text:span> records</text:p>
        </text:list-item>
        <text:list-item>
          <text:p text:style-name="P34">Writes are attempted <text:span text:style-name="Strong_20_Emphasis">once per flush</text:span></text:p>
        </text:list-item>
      </text:list>
      <text:p text:style-name="Horizontal_20_Line"/>
      <text:h text:style-name="Heading_20_2" text:outline-level="2">6. Temperature Processing</text:h>
      <text:list text:style-name="L30">
        <text:list-item>
          <text:p text:style-name="P35">Raw temperature read from <text:span text:style-name="Source_20_Text">/sys/bus/w1/devices/&lt;serial&gt;/w1_slave</text:span></text:p>
        </text:list-item>
        <text:list-item>
          <text:p text:style-name="P35">CRC must pass (<text:span text:style-name="Source_20_Text">YES</text:span> in first line)</text:p>
        </text:list-item>
        <text:list-item>
          <text:p text:style-name="P35">Default power-on value (85.0°C) is rejected</text:p>
        </text:list-item>
        <text:list-item>
          <text:p text:style-name="P35">Valid readings:</text:p>
          <text:list>
            <text:list-item>
              <text:p text:style-name="P35">Converted to Fahrenheit</text:p>
            </text:list-item>
            <text:list-item>
              <text:p text:style-name="P35">Rounded to nearest 0.1°F</text:p>
            </text:list-item>
            <text:list-item>
              <text:p text:style-name="P35">Stored as <text:span text:style-name="Source_20_Text">int16</text:span> (°F × 10)</text:p>
            </text:list-item>
          </text:list>
        </text:list-item>
        <text:list-item>
          <text:p text:style-name="P35">Errors or invalid readings yield <text:span text:style-name="Source_20_Text">None</text:span></text:p>
        </text:list-item>
      </text:list>
      <text:p text:style-name="Horizontal_20_Line"/>
      <text:h text:style-name="Heading_20_2" text:outline-level="2">7. Data Record Structure</text:h>
      <text:p text:style-name="Text_20_body">Each record consists of:</text:p>
      <text:list text:style-name="L31">
        <text:list-item>
          <text:p text:style-name="P36"><text:span text:style-name="Strong_20_Emphasis">epoch (INTEGER):</text:span></text:p>
          <text:list>
            <text:list-item>
              <text:p text:style-name="P36">Unix timestamp of conversion trigger</text:p>
            </text:list-item>
            <text:list-item>
              <text:p text:style-name="P36">Monotonic and unique</text:p>
            </text:list-item>
          </text:list>
        </text:list-item>
        <text:list-item>
          <text:p text:style-name="P36"><text:span text:style-name="Strong_20_Emphasis">temps (dictionary):</text:span></text:p>
          <text:list>
            <text:list-item>
              <text:p text:style-name="P36">Key: sensor name</text:p>
            </text:list-item>
            <text:list-item>
              <text:p text:style-name="P36">Value: int16 temperature or <text:span text:style-name="Source_20_Text">None</text:span></text:p>
            </text:list-item>
          </text:list>
        </text:list-item>
      </text:list>
      <text:p text:style-name="Horizontal_20_Line"><text:soft-page-break/></text:p>
      <text:h text:style-name="Heading_20_2" text:outline-level="2">8. Output Modes</text:h>
      <text:p text:style-name="Text_20_body">Output is controlled by independent boolean flags; multiple can be enabled simultaneously.</text:p>
      <text:h text:style-name="Heading_20_3" text:outline-level="3">8.1 DEBUG Mode (<text:span text:style-name="Source_20_Text">DEBUG = True</text:span>)</text:h>
      <text:list text:style-name="L32">
        <text:list-item>
          <text:p text:style-name="P37">Prints sensor discovery details</text:p>
        </text:list-item>
        <text:list-item>
          <text:p text:style-name="P37">Prints each acquisition line:</text:p>
        </text:list-item>
      </text:list>
      <text:p text:style-name="P3"><text:span text:style-name="Source_20_Text">MMDDYYYY HH:MM:SS sensor_name: value</text:span></text:p>
      <text:list text:style-name="L33">
        <text:list-item>
          <text:p text:style-name="P38">Logs buffer flush events</text:p>
        </text:list-item>
        <text:list-item>
          <text:p text:style-name="P38">Logs internal errors (conversion, DB, MQTT)</text:p>
        </text:list-item>
        <text:list-item>
          <text:p text:style-name="P38">DEBUG output is <text:span text:style-name="Strong_20_Emphasis">print-only</text:span>, no side effects</text:p>
        </text:list-item>
      </text:list>
      <text:p text:style-name="Horizontal_20_Line"/>
      <text:h text:style-name="Heading_20_2" text:outline-level="2">9. SQLite Output (DB_WRITE)</text:h>
      <text:h text:style-name="Heading_20_3" text:outline-level="3">9.1 Database</text:h>
      <text:list text:style-name="L34">
        <text:list-item>
          <text:p text:style-name="P39">SQLite database located at <text:span text:style-name="Source_20_Text">DB_PATH</text:span></text:p>
        </text:list-item>
        <text:list-item>
          <text:p text:style-name="P39">Single table named <text:span text:style-name="Source_20_Text">TABLE_NAME</text:span></text:p>
        </text:list-item>
      </text:list>
      <text:h text:style-name="Heading_20_3" text:outline-level="3">9.2 Schema</text:h>
      <text:list text:style-name="L35">
        <text:list-item>
          <text:p text:style-name="P40">Table created if not existing</text:p>
        </text:list-item>
        <text:list-item>
          <text:p text:style-name="P40">Columns:</text:p>
          <text:list>
            <text:list-item>
              <text:p text:style-name="P40"><text:span text:style-name="Source_20_Text">epoch INTEGER PRIMARY KEY</text:span></text:p>
            </text:list-item>
            <text:list-item>
              <text:p text:style-name="P40">One column per sensor (sensor name, INTEGER)</text:p>
            </text:list-item>
          </text:list>
        </text:list-item>
        <text:list-item>
          <text:p text:style-name="P40">New sensors discovered at startup:</text:p>
          <text:list>
            <text:list-item>
              <text:p text:style-name="P40">Missing columns added automatically</text:p>
            </text:list-item>
            <text:list-item>
              <text:p text:style-name="P40">Silent schema evolution</text:p>
            </text:list-item>
          </text:list>
        </text:list-item>
      </text:list>
      <text:h text:style-name="Heading_20_3" text:outline-level="3">9.3 Inserts</text:h>
      <text:list text:style-name="L36">
        <text:list-item>
          <text:p text:style-name="P41">Every insert includes all known sensor columns</text:p>
        </text:list-item>
        <text:list-item>
          <text:p text:style-name="P41">Missing/failed readings stored as <text:span text:style-name="Source_20_Text">NULL</text:span></text:p>
        </text:list-item>
        <text:list-item>
          <text:p text:style-name="P41">Epoch uniqueness enforced by PRIMARY KEY</text:p>
        </text:list-item>
      </text:list>
      <text:p text:style-name="Horizontal_20_Line"><text:soft-page-break/></text:p>
      <text:h text:style-name="Heading_20_2" text:outline-level="2">10. MQTT Output (MQTT_WRITE)</text:h>
      <text:h text:style-name="Heading_20_3" text:outline-level="3">10.1 Broker Model</text:h>
      <text:list text:style-name="L37">
        <text:list-item>
          <text:p text:style-name="P42">Local-LAN MQTT broker required (e.g., Mosquitto)</text:p>
        </text:list-item>
        <text:list-item>
          <text:p text:style-name="P42">Collector acts as <text:span text:style-name="Strong_20_Emphasis">publisher only</text:span></text:p>
        </text:list-item>
      </text:list>
      <text:h text:style-name="Heading_20_3" text:outline-level="3">10.2 Connection</text:h>
      <text:list text:style-name="L38">
        <text:list-item>
          <text:p text:style-name="P43">Broker: <text:span text:style-name="Source_20_Text">MQTT_BROKER</text:span></text:p>
        </text:list-item>
        <text:list-item>
          <text:p text:style-name="P43">Port: <text:span text:style-name="Source_20_Text">MQTT_PORT</text:span></text:p>
        </text:list-item>
        <text:list-item>
          <text:p text:style-name="P43">Optional username/password</text:p>
        </text:list-item>
        <text:list-item>
          <text:p text:style-name="P43">Keepalive enabled</text:p>
        </text:list-item>
        <text:list-item>
          <text:p text:style-name="P43">Uses <text:span text:style-name="Source_20_Text">paho-mqtt</text:span> Callback API v2</text:p>
        </text:list-item>
      </text:list>
      <text:h text:style-name="Heading_20_3" text:outline-level="3">10.3 Topic</text:h>
      <text:list text:style-name="L39">
        <text:list-item>
          <text:p text:style-name="P44">Single publish topic: <text:span text:style-name="Source_20_Text">MQTT_TOPIC</text:span></text:p>
        </text:list-item>
      </text:list>
      <text:h text:style-name="Heading_20_3" text:outline-level="3">10.4 Payload Format</text:h>
      <text:p text:style-name="P2"><text:span text:style-name="Source_20_Text">{</text:span></text:p>
      <text:p text:style-name="P4"><text:span text:style-name="Source_20_Text"><text:s text:c="2"/>"device": "rpi-zero-2",</text:span></text:p>
      <text:p text:style-name="P4"><text:span text:style-name="Source_20_Text"><text:s text:c="2"/>"table": "Temperature",</text:span></text:p>
      <text:p text:style-name="P4"><text:span text:style-name="Source_20_Text"><text:s text:c="2"/>"records": [</text:span></text:p>
      <text:p text:style-name="P4"><text:span text:style-name="Source_20_Text"><text:s text:c="4"/>{</text:span></text:p>
      <text:p text:style-name="P4"><text:span text:style-name="Source_20_Text"><text:s text:c="6"/>"epoch": 1706001234,</text:span></text:p>
      <text:p text:style-name="P4"><text:span text:style-name="Source_20_Text"><text:s text:c="6"/>"temps": {</text:span></text:p>
      <text:p text:style-name="P4"><text:span text:style-name="Source_20_Text"><text:s text:c="8"/>"sensor_name_1": 697,</text:span></text:p>
      <text:p text:style-name="P4"><text:span text:style-name="Source_20_Text"><text:s text:c="8"/>"sensor_name_2": null</text:span></text:p>
      <text:p text:style-name="P4"><text:span text:style-name="Source_20_Text"><text:s text:c="6"/>}</text:span></text:p>
      <text:p text:style-name="P4"><text:span text:style-name="Source_20_Text"><text:s text:c="4"/>}</text:span></text:p>
      <text:p text:style-name="P4"><text:span text:style-name="Source_20_Text"><text:s text:c="2"/>]</text:span></text:p>
      <text:p text:style-name="P5"><text:span text:style-name="Source_20_Text">}</text:span></text:p>
      <text:list text:style-name="L40">
        <text:list-item>
          <text:p text:style-name="P45">Mirrors SQLite semantics</text:p>
        </text:list-item>
        <text:list-item>
          <text:p text:style-name="P45"><text:span text:style-name="Source_20_Text">null</text:span> for missing values</text:p>
        </text:list-item>
        <text:list-item>
          <text:p text:style-name="P45">Entire buffer published per flush</text:p>
        </text:list-item>
      </text:list>
      <text:h text:style-name="Heading_20_3" text:outline-level="3">10.5 Reliability</text:h>
      <text:list text:style-name="L41">
        <text:list-item>
          <text:p text:style-name="P46">Best-effort publish</text:p>
        </text:list-item>
        <text:list-item>
          <text:p text:style-name="P46">Failures logged in DEBUG mode</text:p>
        </text:list-item>
        <text:list-item>
          <text:p text:style-name="P46"><text:soft-page-break/>No retained messages</text:p>
        </text:list-item>
      </text:list>
      <text:p text:style-name="Horizontal_20_Line"/>
      <text:h text:style-name="Heading_20_2" text:outline-level="2">11. Buffering &amp; Error Handling</text:h>
      <text:list text:style-name="L42">
        <text:list-item>
          <text:p text:style-name="P47">Single shared buffer fans out to DB and MQTT</text:p>
        </text:list-item>
        <text:list-item>
          <text:p text:style-name="P47">Flush occurs when buffer reaches <text:span text:style-name="Source_20_Text">records_per_block</text:span></text:p>
        </text:list-item>
        <text:list-item>
          <text:p text:style-name="P47">On flush:</text:p>
          <text:list>
            <text:list-item>
              <text:p text:style-name="P47">Errors logged in DEBUG mode</text:p>
            </text:list-item>
            <text:list-item>
              <text:p text:style-name="P47">No automatic retry; buffer is dropped on failure</text:p>
            </text:list-item>
          </text:list>
        </text:list-item>
        <text:list-item>
          <text:p text:style-name="P47">Normal mode is silent</text:p>
        </text:list-item>
      </text:list>
      <text:p text:style-name="Horizontal_20_Line"/>
      <text:h text:style-name="Heading_20_2" text:outline-level="2">12. Shutdown Behavior</text:h>
      <text:list text:style-name="L43">
        <text:list-item>
          <text:p text:style-name="P48">SIGINT / SIGTERM initiate shutdown</text:p>
        </text:list-item>
        <text:list-item>
          <text:p text:style-name="P48">Acquisition loop exits cleanly</text:p>
        </text:list-item>
        <text:list-item>
          <text:p text:style-name="P48">One final best-effort flush attempted</text:p>
        </text:list-item>
        <text:list-item>
          <text:p text:style-name="P48">MQTT loop stopped and client disconnected</text:p>
        </text:list-item>
      </text:list>
      <text:p text:style-name="Horizontal_20_Line"/>
      <text:h text:style-name="Heading_20_2" text:outline-level="2">13. Non-Goals / Explicit Exclusions</text:h>
      <text:list text:style-name="L44">
        <text:list-item>
          <text:p text:style-name="P49">No dynamic sensor hot-plug during runtime</text:p>
        </text:list-item>
        <text:list-item>
          <text:p text:style-name="P49">No cloud connectivity</text:p>
        </text:list-item>
        <text:list-item>
          <text:p text:style-name="P49">No subscription-based MQTT logic</text:p>
        </text:list-item>
        <text:list-item>
          <text:p text:style-name="P49">No retry persistence across restarts</text:p>
        </text:list-item>
        <text:list-item>
          <text:p text:style-name="P49">No Perc-o-Matic or unrelated systems</text:p>
        </text:list-item>
      </text:list>
      <text:p text:style-name="Horizontal_20_Line"/>
      <text:h text:style-name="Heading_20_2" text:outline-level="2">14. Configuration Defaults (Baseline)</text:h>
      <text:list text:style-name="L45">
        <text:list-item>
          <text:p text:style-name="P50"><text:span text:style-name="Source_20_Text">READ_RATE</text:span>: 15 seconds</text:p>
        </text:list-item>
        <text:list-item>
          <text:p text:style-name="P50"><text:span text:style-name="Source_20_Text">WRITE_RATE</text:span>: 60 seconds</text:p>
        </text:list-item>
        <text:list-item>
          <text:p text:style-name="P50"><text:span text:style-name="Source_20_Text">CONVERSION_DELAY</text:span>: 0.9 seconds</text:p>
        </text:list-item>
        <text:list-item>
          <text:p text:style-name="P50"><text:soft-page-break/><text:span text:style-name="Source_20_Text">DEBUG</text:span>: enabled</text:p>
        </text:list-item>
        <text:list-item>
          <text:p text:style-name="P50"><text:span text:style-name="Source_20_Text">DB_WRITE</text:span>: enabled</text:p>
        </text:list-item>
        <text:list-item>
          <text:p text:style-name="P50"><text:span text:style-name="Source_20_Text">MQTT_WRITE</text:span>: enabled</text:p>
        </text:list-item>
      </text:list>
      <text:p text:style-name="Horizontal_20_Line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19:15:28.563399168</meta:creation-date>
    <dc:date>2026-01-25T09:58:46.306336844</dc:date>
    <meta:editing-duration>PT6M2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7" meta:paragraph-count="158" meta:word-count="821" meta:character-count="5061" meta:non-whitespace-character-count="4457"/>
  </office:meta>
</office:document-meta>
</file>